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officeooo:rsid="000cb000" officeooo:paragraph-rsid="000cb000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0cb000" officeooo:paragraph-rsid="000cb00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style="italic" officeooo:rsid="000cb000" officeooo:paragraph-rsid="000cb000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font-style="normal" officeooo:rsid="000cb000" officeooo:paragraph-rsid="000cb000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style="normal" officeooo:rsid="000ef882" officeooo:paragraph-rsid="000ef882" style:font-size-asian="14pt" style:font-style-asian="normal" style:font-size-complex="14pt" style:font-style-complex="normal"/>
    </style:style>
    <style:style style:name="P6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0cm" style:auto-text-indent="false" style:page-number="auto"/>
      <style:text-properties style:font-name="Arial" fo:font-size="14pt" fo:font-style="normal" officeooo:rsid="000ef882" officeooo:paragraph-rsid="000ef882" style:font-size-asian="14pt" style:font-style-asian="normal" style:font-size-complex="14pt" style:font-style-complex="normal"/>
    </style:style>
    <style:style style:name="P7" style:family="paragraph" style:parent-style-name="Standard">
      <loext:graphic-properties draw:fill="none"/>
      <style:paragraph-properties fo:margin-left="2cm" fo:margin-right="0cm" fo:text-align="justify" style:justify-single-word="false" fo:text-indent="0cm" style:auto-text-indent="false"/>
      <style:text-properties style:font-name="Arial" fo:font-size="14pt" fo:font-style="normal" officeooo:rsid="000ef882" officeooo:paragraph-rsid="000ef882" style:font-size-asian="14pt" style:font-style-asian="normal" style:font-size-complex="14pt" style:font-style-complex="normal"/>
    </style:style>
    <style:style style:name="P8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/>
      <style:text-properties style:font-name="Arial" fo:font-size="14pt" fo:font-style="normal" officeooo:rsid="000ef882" officeooo:paragraph-rsid="000ef882" style:font-size-asian="14pt" style:font-style-asian="normal" style:font-size-complex="14pt" style:font-style-complex="normal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/>
      <style:text-properties style:font-name="Arial" fo:font-size="14pt" fo:font-style="italic" officeooo:rsid="0010007d" officeooo:paragraph-rsid="0010007d" style:font-size-asian="14pt" style:font-style-asian="italic" style:font-size-complex="14pt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0ef882" officeooo:paragraph-rsid="000ef882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0ef882" officeooo:paragraph-rsid="000ef882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/>
      <style:text-properties style:font-name="Arial" fo:font-size="14pt" fo:font-style="normal" fo:font-weight="normal" officeooo:rsid="0010007d" officeooo:paragraph-rsid="000ef882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/>
      <style:text-properties style:font-name="Arial" fo:font-size="14pt" fo:font-style="normal" fo:font-weight="normal" officeooo:rsid="0010007d" officeooo:paragraph-rsid="0010007d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/>
      <style:text-properties style:font-name="Arial" fo:font-size="14pt" fo:font-style="normal" fo:font-weight="normal" officeooo:rsid="00116293" officeooo:paragraph-rsid="0010007d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/>
      <style:text-properties style:font-name="Arial" fo:font-size="14pt" fo:font-style="normal" fo:font-weight="normal" officeooo:rsid="00116293" officeooo:paragraph-rsid="00116293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/>
      <style:text-properties style:font-name="Arial" fo:font-size="14pt" fo:font-style="italic" fo:font-weight="normal" officeooo:rsid="0010007d" officeooo:paragraph-rsid="0010007d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0cm" style:auto-text-indent="false" style:page-number="auto"/>
      <style:text-properties style:font-name="Arial" fo:font-size="14pt" fo:font-style="normal" fo:font-weight="normal" officeooo:rsid="0010007d" officeooo:paragraph-rsid="0010007d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2cm" fo:margin-right="0cm" fo:text-align="justify" style:justify-single-word="false" fo:text-indent="0cm" style:auto-text-indent="false"/>
      <style:text-properties style:font-name="Arial" fo:font-size="14pt" fo:font-style="normal" fo:font-weight="normal" officeooo:rsid="0010007d" officeooo:paragraph-rsid="0010007d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d1fcf"/>
    </style:style>
    <style:style style:name="T2" style:family="text">
      <style:text-properties officeooo:rsid="000ef88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16293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4f2f6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0007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Espírito Santo</text:p>
      <text:p text:style-name="P1">Centro Universiario Norte do Espírito Santo</text:p>
      <text:p text:style-name="P1">Departamento de Computação e Eletrônica</text:p>
      <text:p text:style-name="P1"/>
      <text:p text:style-name="P1">1º Trabalho de Arquitetura de Computadores:</text:p>
      <text:p text:style-name="P1"/>
      <text:p text:style-name="P2">Simulador da Microarquitetura do computador RAMSES</text:p>
      <text:p text:style-name="P1"/>
      <text:p text:style-name="P3">Fabiano Amaral Freitas</text:p>
      <text:p text:style-name="P3"/>
      <text:p text:style-name="P4"><text:tab/>Este trabalho foi realizado com o intuíto <text:span text:style-name="T1">de simular a execução de microinstruções do computador RAMSES, a implementação das funções foram de acordo com o anexo 2.</text:span></text:p>
      <text:p text:style-name="P4"><text:tab/><text:span text:style-name="T2">Neste arquivo é explicado como utilizar o simulador. Esse trabalho é composto por um manual de utilização, e arquivos de teste e código fonte, o código fonte foi feito e testado em ambiente Linux.</text:span></text:p>
      <text:p text:style-name="P4"/>
      <text:p text:style-name="P5">1. Entrada e saída de dados.</text:p>
      <text:p text:style-name="P5"/>
      <text:p text:style-name="P5"><text:tab/>A entrada de dados é composta por:</text:p>
      <text:p text:style-name="P5"/>
      <text:p text:style-name="P5"><text:tab/><text:tab/>Estado inicial dos registradores.</text:p>
      <text:p text:style-name="P5"><text:tab/><text:tab/>Estado Inicial da memória[0..255]</text:p>
      <text:p text:style-name="P5"><text:tab/><text:tab/>Microinstruções a serem executadas</text:p>
      <text:p text:style-name="P5"><text:tab/>Saída:</text:p>
      <text:p text:style-name="P5"/>
      <text:p text:style-name="P5"><text:tab/><text:tab/>É impresso na tela o estado da memória em forma de uma matriz <text:tab/><text:tab/>16x16 e o estado final dos seguintes registradores: RA, RB, RC, </text:p>
      <text:p text:style-name="P5"><text:tab/><text:tab/>PC, REM, RDM e RI</text:p>
      <text:p text:style-name="P5"/>
      <text:p text:style-name="P5">A execução do programa consite da seguinte forma:</text:p>
      <text:p text:style-name="P5"/>
      <text:p text:style-name="P5"><text:tab/>Compilar o arquivo <text:span text:style-name="T3">ramses.cpp </text:span>com a seguinte sintaxe:</text:p>
      <text:p text:style-name="P5"><text:tab/><text:tab/><text:span text:style-name="T3">g++ -g -o ramses ramses.cpp -Wall</text:span></text:p>
      <text:p text:style-name="P5"><text:span text:style-name="T3"><text:tab/></text:span>Execução do simulador:</text:p>
      <text:p text:style-name="P5"><text:tab/><text:tab/><text:span text:style-name="T3">./ramses reg mem ins</text:span></text:p>
      <text:p text:style-name="P5"><text:span text:style-name="T3"><text:tab/><text:tab/></text:span>onde:</text:p>
      <text:p text:style-name="P5"><text:tab/><text:tab/><text:tab/><text:span text:style-name="T3">reg </text:span><text:s/>= estado inicial dos registradores RA, RB, RX e PC em <text:tab/><text:tab/><text:tab/>sequenencia e separados por espaços.</text:p>
      <text:p text:style-name="P5"/>
      <text:p text:style-name="P5"><text:tab/><text:tab/><text:tab/><text:span text:style-name="T3">mem = </text:span>Estado inicial da memória, cada espaço de memória <text:tab/><text:tab/><text:tab/>deverá ser separado por espaços, assim como nos arquivos <text:tab/><text:tab/><text:tab/>de testes em anexo.</text:p>
      <text:p text:style-name="P5"><text:tab/><text:tab/><text:tab/></text:p>
      <text:p text:style-name="P5"><text:tab/><text:tab/><text:tab/><text:span text:style-name="T3">ins</text:span> = Arquivo que contém as microinstruções, onde cada <text:soft-page-break/><text:tab/><text:tab/><text:tab/>linha representa uma microinstrução composta por 23 0's e <text:tab/><text:tab/><text:tab/>1's.</text:p>
      <text:p text:style-name="P5">A saída de dados é feita pela saída padrão(tela). Após a execução é impressa em tela o estado de cada um dos registradores e memória.</text:p>
      <text:p text:style-name="P5"/>
      <text:p text:style-name="P5">2. Casos de testes:</text:p>
      <text:p text:style-name="P5"/>
      <text:p text:style-name="P5"><text:tab/>Soma de 2 números:</text:p>
      <text:p text:style-name="P5"/>
      <text:p text:style-name="P6">é passado o estado inicial de cada registrador como 0 e valores nas três primeiras posições de memória. Os dois primeiros valores de memória serão somados e armazenados no endereço de memória que está armazenado na posição 2 de memória(Modo indireto).</text:p>
      <text:p text:style-name="P7"/>
      <text:p text:style-name="P8"><text:tab/><text:span text:style-name="T7">Mem[2] = mem[0]+mem[1];</text:span></text:p>
      <text:p text:style-name="P10"/>
      <text:p text:style-name="P5"><text:span text:style-name="T7"><text:tab/></text:span><text:span text:style-name="T8">Primeiros 9 números da sequência de Fibonacci:</text:span></text:p>
      <text:p text:style-name="P11"/>
      <text:p text:style-name="P6"><text:span text:style-name="T8">O estado inicial de RA e RB é passado como 1 e </text:span><text:span text:style-name="T9">os valores são armazenados nas posições 0..8 da memória que é impressa no final</text:span></text:p>
      <text:p text:style-name="P12"/>
      <text:p text:style-name="P12"><text:tab/>Fatorial de 5.</text:p>
      <text:p text:style-name="P12"/>
      <text:p text:style-name="P17">O valor inicial de RA é passado como 5 e o valor inicial de RX é passado como 1, o valor final é armazenado em RA.</text:p>
      <text:p text:style-name="P18"/>
      <text:p text:style-name="P16">*Nos casos onde o estado inicial foi omitido assume-se que seja 0.</text:p>
      <text:p text:style-name="P13"/>
      <text:p text:style-name="P13">3. Estrutura do simulador.</text:p>
      <text:p text:style-name="P13"/>
      <text:p text:style-name="P13"><text:tab/>O trabalho é organizado de acordo com o anexo 2 fornecido junto com a descrição. Todos os multiplexadores foram transformados em funções que recebem as entradas do MUX e os bits de seleção utilizados pelo referido MUX, a nomenclatura adotada foi mux[bits de seleção] de forma que o MUX que utiliza os bits s1 e s2 foi chamado de mux12.</text:p>
      <text:p text:style-name="P13"/>
      <text:p text:style-name="P13"><text:tab/>A ALU foi transformada numa função chamada barramentoALU, onde ela recebe 2 operandos e bits para selecionar a operação, de forma que ela retorna um valor baseado nos operandos e na operação selecionada.</text:p>
      <text:p text:style-name="P13"><text:tab/>O somador usado para fazer acesso indexado recebeu o nome de rxd(RX Deslocado).</text:p>
      <text:p text:style-name="P13"/>
      <text:p text:style-name="P13">4. Condições especiais.</text:p>
      <text:p text:style-name="P13"><text:tab/></text:p>
      <text:p text:style-name="P9"><text:span text:style-name="T4"><text:tab/>Como não havia</text:span><text:span text:style-name="T6">m</text:span><text:span text:style-name="T4"> regras especificas para casos em que instruções </text:span><text:soft-page-break/><text:span text:style-name="T4">não faziam sentido ou não eram possíveis ser</text:span><text:span text:style-name="T6">em</text:span><text:span text:style-name="T4"> realizadas numa arquitetura </text:span><text:span text:style-name="T6">RAMSES</text:span><text:span text:style-name="T4">, algumas delas foram tratadas, como por exemplo, ao tentar fazer mais de uma carga em registradores(Exceto as flags da ALU) no mesmo tempo (assume-se tempo por tempo levado para executar uma microinstrução) a instrução não será executada e será exibido na tela que ela não seria executada por violar limitações da arquitetura.</text:span></text:p>
      <text:p text:style-name="P13"/>
      <text:p text:style-name="P9"><text:span text:style-name="T4"><text:tab/>No caso do registrador RDM, </text:span><text:span text:style-name="T5">ele pode receber carga tanto da memória quanto de registradores, nesse caso foi adotado que sempre que o bit de carga dele fosse ativado ele receberia o conteúdo de algum registrador e quando o bit de read estivesse ativo ele receberia informação da memória. A condição do bit de carga RDM e read estivessem ativo ao mesmo tempo a microinstrução não será executada.</text:span></text:p>
      <text:p text:style-name="P14"/>
      <text:p text:style-name="P15">5. Representação dos dados</text:p>
      <text:p text:style-name="P15"><text:tab/>Para representar palavras de memória e registradores foi usado o tipo int8_t do C/C++, esse tipo permite representar inteiros em complemento de 2 e 8 bits(O que é coerente com a arquitetura do RAMSES). No caso especial do resgitrador REM, foi utilizado o tipo unit8_t para que possa ser endereçado todo os 256 bits de memória disponíveis.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o </meta:initial-creator>
    <meta:creation-date>2015-10-21T15:20:45.183953534</meta:creation-date>
    <dc:date>2015-10-21T20:08:41.975193121</dc:date>
    <dc:creator>Fabiano </dc:creator>
    <meta:editing-duration>PT6M54S</meta:editing-duration>
    <meta:editing-cycles>3</meta:editing-cycles>
    <meta:generator>LibreOffice/4.4.3.2$Linux_X86_64 LibreOffice_project/40m0$Build-2</meta:generator>
    <meta:document-statistic meta:table-count="0" meta:image-count="0" meta:object-count="0" meta:page-count="3" meta:paragraph-count="46" meta:word-count="703" meta:character-count="4198" meta:non-whitespace-character-count="3475"/>
  </office:meta>
</office:document-meta>
</file>